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dx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table:formula="of:=INDIRECT([.$S$2]&amp;[.O3])" office:value-type="float" office:value="0" calcext:value-type="float">
            <text:p>0</text:p>
          </table:table-cell>
          <table:table-cell table:style-name="ce1" table:formula="of:=INDIRECT([.$S$2]&amp;[.P3])" office:value-type="float" office:value="0" calcext:value-type="float">
            <text:p>0</text:p>
          </table:table-cell>
          <table:table-cell table:style-name="ce1" table:formula="of:=INDIRECT([.$S$2]&amp;[.Q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&lt;node id='&quot;;[.W3];&quot;'&gt;&quot;;[.S3];&quot;,&quot;;[.T3];&quot;,&quot;;[.U3];&quot;&lt;/node&gt;&quot;)" office:value-type="string" office:string-value="&lt;node id='1'&gt;0,0,0&lt;/node&gt;" calcext:value-type="string">
            <text:p>&lt;node id='1'&gt;0,0,0&lt;/node&gt;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INDIRECT([.$S$2]&amp;[.O4])" office:value-type="float" office:value="0.1" calcext:value-type="float">
            <text:p>0.1</text:p>
          </table:table-cell>
          <table:table-cell table:style-name="ce1" table:formula="of:=INDIRECT([.$S$2]&amp;[.P4])" office:value-type="float" office:value="0" calcext:value-type="float">
            <text:p>0</text:p>
          </table:table-cell>
          <table:table-cell table:style-name="ce1" table:formula="of:=INDIRECT([.$S$2]&amp;[.Q4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&lt;node id='&quot;;[.W4];&quot;'&gt;&quot;;[.S4];&quot;,&quot;;[.T4];&quot;,&quot;;[.U4];&quot;&lt;/node&gt;&quot;)" office:value-type="string" office:string-value="&lt;node id='2'&gt;0.1,0,0&lt;/node&gt;" calcext:value-type="string">
            <text:p>&lt;node id='2'&gt;0.1,0,0&lt;/node&gt;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INDIRECT([.$S$2]&amp;[.O5])" office:value-type="float" office:value="0.1" calcext:value-type="float">
            <text:p>0.1</text:p>
          </table:table-cell>
          <table:table-cell table:style-name="ce1" table:formula="of:=INDIRECT([.$S$2]&amp;[.P5])" office:value-type="float" office:value="0.1" calcext:value-type="float">
            <text:p>0.1</text:p>
          </table:table-cell>
          <table:table-cell table:style-name="ce1" table:formula="of:=INDIRECT([.$S$2]&amp;[.Q5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&lt;node id='&quot;;[.W5];&quot;'&gt;&quot;;[.S5];&quot;,&quot;;[.T5];&quot;,&quot;;[.U5];&quot;&lt;/node&gt;&quot;)" office:value-type="string" office:string-value="&lt;node id='3'&gt;0.1,0.1,0&lt;/node&gt;" calcext:value-type="string">
            <text:p>&lt;node id='3'&gt;0.1,0.1,0&lt;/node&gt;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 table:formula="of:=INDIRECT([.$S$2]&amp;[.O6])" office:value-type="float" office:value="0" calcext:value-type="float">
            <text:p>0</text:p>
          </table:table-cell>
          <table:table-cell table:style-name="ce1" table:formula="of:=INDIRECT([.$S$2]&amp;[.P6])" office:value-type="float" office:value="0.1" calcext:value-type="float">
            <text:p>0.1</text:p>
          </table:table-cell>
          <table:table-cell table:style-name="ce1" table:formula="of:=INDIRECT([.$S$2]&amp;[.Q6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&quot;&lt;node id='&quot;;[.W6];&quot;'&gt;&quot;;[.S6];&quot;,&quot;;[.T6];&quot;,&quot;;[.U6];&quot;&lt;/node&gt;&quot;)" office:value-type="string" office:string-value="&lt;node id='4'&gt;0,0.1,0&lt;/node&gt;" calcext:value-type="string">
            <text:p>&lt;node id='4'&gt;0,0.1,0&lt;/node&gt;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" table:formula="of:=INDIRECT([.$S$2]&amp;[.O7])" office:value-type="float" office:value="0" calcext:value-type="float">
            <text:p>0</text:p>
          </table:table-cell>
          <table:table-cell table:style-name="ce1" table:formula="of:=INDIRECT([.$S$2]&amp;[.P7])" office:value-type="float" office:value="0" calcext:value-type="float">
            <text:p>0</text:p>
          </table:table-cell>
          <table:table-cell table:style-name="ce1" table:formula="of:=INDIRECT([.$S$2]&amp;[.Q7])" office:value-type="float" office:value="-0.173264" calcext:value-type="float">
            <text:p>-0.17326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COM.MICROSOFT.CONCAT(&quot;&lt;node id='&quot;;[.W7];&quot;'&gt;&quot;;[.S7];&quot;,&quot;;[.T7];&quot;,&quot;;[.U7];&quot;&lt;/node&gt;&quot;)" office:value-type="string" office:string-value="&lt;node id='5'&gt;0,0,-0.173264&lt;/node&gt;" calcext:value-type="string">
            <text:p>&lt;node id='5'&gt;0,0,-0.173264&lt;/node&gt;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" table:formula="of:=INDIRECT([.$S$2]&amp;[.O8])" office:value-type="float" office:value="0.1" calcext:value-type="float">
            <text:p>0.1</text:p>
          </table:table-cell>
          <table:table-cell table:style-name="ce1" table:formula="of:=INDIRECT([.$S$2]&amp;[.P8])" office:value-type="float" office:value="0" calcext:value-type="float">
            <text:p>0</text:p>
          </table:table-cell>
          <table:table-cell table:style-name="ce1" table:formula="of:=INDIRECT([.$S$2]&amp;[.Q8])" office:value-type="float" office:value="-0.173264" calcext:value-type="float">
            <text:p>-0.17326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M.MICROSOFT.CONCAT(&quot;&lt;node id='&quot;;[.W8];&quot;'&gt;&quot;;[.S8];&quot;,&quot;;[.T8];&quot;,&quot;;[.U8];&quot;&lt;/node&gt;&quot;)" office:value-type="string" office:string-value="&lt;node id='6'&gt;0.1,0,-0.173264&lt;/node&gt;" calcext:value-type="string">
            <text:p>&lt;node id='6'&gt;0.1,0,-0.173264&lt;/node&gt;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NDIRECT([.$S$2]&amp;[.O9])" office:value-type="float" office:value="0.1" calcext:value-type="float">
            <text:p>0.1</text:p>
          </table:table-cell>
          <table:table-cell table:style-name="ce1" table:formula="of:=INDIRECT([.$S$2]&amp;[.P9])" office:value-type="float" office:value="0.1" calcext:value-type="float">
            <text:p>0.1</text:p>
          </table:table-cell>
          <table:table-cell table:style-name="ce1" table:formula="of:=INDIRECT([.$S$2]&amp;[.Q9])" office:value-type="float" office:value="-0.173264" calcext:value-type="float">
            <text:p>-0.17326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M.MICROSOFT.CONCAT(&quot;&lt;node id='&quot;;[.W9];&quot;'&gt;&quot;;[.S9];&quot;,&quot;;[.T9];&quot;,&quot;;[.U9];&quot;&lt;/node&gt;&quot;)" office:value-type="string" office:string-value="&lt;node id='7'&gt;0.1,0.1,-0.173264&lt;/node&gt;" calcext:value-type="string">
            <text:p>&lt;node id='7'&gt;0.1,0.1,-0.173264&lt;/node&gt;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INDIRECT([.$S$2]&amp;[.O10])" office:value-type="float" office:value="0" calcext:value-type="float">
            <text:p>0</text:p>
          </table:table-cell>
          <table:table-cell table:style-name="ce1" table:formula="of:=INDIRECT([.$S$2]&amp;[.P10])" office:value-type="float" office:value="0.1" calcext:value-type="float">
            <text:p>0.1</text:p>
          </table:table-cell>
          <table:table-cell table:style-name="ce1" table:formula="of:=INDIRECT([.$S$2]&amp;[.Q10])" office:value-type="float" office:value="-0.173264" calcext:value-type="float">
            <text:p>-0.17326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M.MICROSOFT.CONCAT(&quot;&lt;node id='&quot;;[.W10];&quot;'&gt;&quot;;[.S10];&quot;,&quot;;[.T10];&quot;,&quot;;[.U10];&quot;&lt;/node&gt;&quot;)" office:value-type="string" office:string-value="&lt;node id='8'&gt;0,0.1,-0.173264&lt;/node&gt;" calcext:value-type="string">
            <text:p>&lt;node id='8'&gt;0,0.1,-0.173264&lt;/node&gt;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dz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0" calcext:value-type="float">
            <text:p>0</text:p>
          </table:table-cell>
          <table:table-cell office:value-type="float" office:value="-0.173264" calcext:value-type="float">
            <text:p>-0.173264</text:p>
          </table:table-cell>
          <table:table-cell office:value-type="float" office:value="-0.305112" calcext:value-type="float">
            <text:p>-0.305112</text:p>
          </table:table-cell>
          <table:table-cell office:value-type="float" office:value="-0.407757" calcext:value-type="float">
            <text:p>-0.407757</text:p>
          </table:table-cell>
          <table:table-cell office:value-type="float" office:value="-0.489218" calcext:value-type="float">
            <text:p>-0.489218</text:p>
          </table:table-cell>
          <table:table-cell office:value-type="float" office:value="-0.554948" calcext:value-type="float">
            <text:p>-0.554948</text:p>
          </table:table-cell>
          <table:table-cell office:value-type="float" office:value="-0.608748" calcext:value-type="float">
            <text:p>-0.608748</text:p>
          </table:table-cell>
          <table:table-cell office:value-type="float" office:value="-0.653341" calcext:value-type="float">
            <text:p>-0.653341</text:p>
          </table:table-cell>
          <table:table-cell office:value-type="float" office:value="-0.690711" calcext:value-type="float">
            <text:p>-0.690711</text:p>
          </table:table-cell>
          <table:table-cell office:value-type="float" office:value="-0.72234" calcext:value-type="float">
            <text:p>-0.72234</text:p>
          </table:table-cell>
          <table:table-cell office:value-type="float" office:value="-0.749344" calcext:value-type="float">
            <text:p>-0.7493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0" calcext:value-type="float">
            <text:p>0</text:p>
          </table:table-cell>
          <table:table-cell office:value-type="float" office:value="-0.173264" calcext:value-type="float">
            <text:p>-0.173264</text:p>
          </table:table-cell>
          <table:table-cell office:value-type="float" office:value="-0.305112" calcext:value-type="float">
            <text:p>-0.305112</text:p>
          </table:table-cell>
          <table:table-cell office:value-type="float" office:value="-0.407757" calcext:value-type="float">
            <text:p>-0.407757</text:p>
          </table:table-cell>
          <table:table-cell office:value-type="float" office:value="-0.489218" calcext:value-type="float">
            <text:p>-0.489218</text:p>
          </table:table-cell>
          <table:table-cell office:value-type="float" office:value="-0.554948" calcext:value-type="float">
            <text:p>-0.554948</text:p>
          </table:table-cell>
          <table:table-cell office:value-type="float" office:value="-0.608748" calcext:value-type="float">
            <text:p>-0.608748</text:p>
          </table:table-cell>
          <table:table-cell office:value-type="float" office:value="-0.653341" calcext:value-type="float">
            <text:p>-0.653341</text:p>
          </table:table-cell>
          <table:table-cell office:value-type="float" office:value="-0.690711" calcext:value-type="float">
            <text:p>-0.690711</text:p>
          </table:table-cell>
          <table:table-cell office:value-type="float" office:value="-0.72234" calcext:value-type="float">
            <text:p>-0.72234</text:p>
          </table:table-cell>
          <table:table-cell office:value-type="float" office:value="-0.749344" calcext:value-type="float">
            <text:p>-0.7493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7</text:p>
          </table:table-cell>
          <table:table-cell office:value-type="float" office:value="0" calcext:value-type="float">
            <text:p>0</text:p>
          </table:table-cell>
          <table:table-cell office:value-type="float" office:value="-0.173264" calcext:value-type="float">
            <text:p>-0.173264</text:p>
          </table:table-cell>
          <table:table-cell office:value-type="float" office:value="-0.305112" calcext:value-type="float">
            <text:p>-0.305112</text:p>
          </table:table-cell>
          <table:table-cell office:value-type="float" office:value="-0.407757" calcext:value-type="float">
            <text:p>-0.407757</text:p>
          </table:table-cell>
          <table:table-cell office:value-type="float" office:value="-0.489218" calcext:value-type="float">
            <text:p>-0.489218</text:p>
          </table:table-cell>
          <table:table-cell office:value-type="float" office:value="-0.554948" calcext:value-type="float">
            <text:p>-0.554948</text:p>
          </table:table-cell>
          <table:table-cell office:value-type="float" office:value="-0.608748" calcext:value-type="float">
            <text:p>-0.608748</text:p>
          </table:table-cell>
          <table:table-cell office:value-type="float" office:value="-0.653341" calcext:value-type="float">
            <text:p>-0.653341</text:p>
          </table:table-cell>
          <table:table-cell office:value-type="float" office:value="-0.690711" calcext:value-type="float">
            <text:p>-0.690711</text:p>
          </table:table-cell>
          <table:table-cell office:value-type="float" office:value="-0.72234" calcext:value-type="float">
            <text:p>-0.72234</text:p>
          </table:table-cell>
          <table:table-cell office:value-type="float" office:value="-0.749344" calcext:value-type="float">
            <text:p>-0.7493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8</text:p>
          </table:table-cell>
          <table:table-cell office:value-type="float" office:value="0" calcext:value-type="float">
            <text:p>0</text:p>
          </table:table-cell>
          <table:table-cell office:value-type="float" office:value="-0.173264" calcext:value-type="float">
            <text:p>-0.173264</text:p>
          </table:table-cell>
          <table:table-cell office:value-type="float" office:value="-0.305112" calcext:value-type="float">
            <text:p>-0.305112</text:p>
          </table:table-cell>
          <table:table-cell office:value-type="float" office:value="-0.407757" calcext:value-type="float">
            <text:p>-0.407757</text:p>
          </table:table-cell>
          <table:table-cell office:value-type="float" office:value="-0.489218" calcext:value-type="float">
            <text:p>-0.489218</text:p>
          </table:table-cell>
          <table:table-cell office:value-type="float" office:value="-0.554948" calcext:value-type="float">
            <text:p>-0.554948</text:p>
          </table:table-cell>
          <table:table-cell office:value-type="float" office:value="-0.608748" calcext:value-type="float">
            <text:p>-0.608748</text:p>
          </table:table-cell>
          <table:table-cell office:value-type="float" office:value="-0.653341" calcext:value-type="float">
            <text:p>-0.653341</text:p>
          </table:table-cell>
          <table:table-cell office:value-type="float" office:value="-0.690711" calcext:value-type="float">
            <text:p>-0.690711</text:p>
          </table:table-cell>
          <table:table-cell office:value-type="float" office:value="-0.72234" calcext:value-type="float">
            <text:p>-0.72234</text:p>
          </table:table-cell>
          <table:table-cell office:value-type="float" office:value="-0.749344" calcext:value-type="float">
            <text:p>-0.749344</text:p>
          </table:table-cell>
          <table:table-cell table:number-columns-repeated="13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office:value-type="string" calcext:value-type="string">
            <text:p>xgrip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orce</text:p>
          </table:table-cell>
          <table:table-cell table:number-columns-repeated="2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478534" calcext:value-type="float">
            <text:p>0.00478534</text:p>
          </table:table-cell>
          <table:table-cell table:number-columns-repeated="2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797271" calcext:value-type="float">
            <text:p>0.00797271</text:p>
          </table:table-cell>
          <table:table-cell table:number-columns-repeated="2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02864" calcext:value-type="float">
            <text:p>0.0102864</text:p>
          </table:table-cell>
          <table:table-cell table:number-columns-repeated="2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21228" calcext:value-type="float">
            <text:p>0.0121228</text:p>
          </table:table-cell>
          <table:table-cell table:number-columns-repeated="2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36648" calcext:value-type="float">
            <text:p>0.0136648</text:p>
          </table:table-cell>
          <table:table-cell table:number-columns-repeated="2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5026" calcext:value-type="float">
            <text:p>0.015026</text:p>
          </table:table-cell>
          <table:table-cell table:number-columns-repeated="2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62724" calcext:value-type="float">
            <text:p>0.0162724</text:p>
          </table:table-cell>
          <table:table-cell table:number-columns-repeated="2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74438" calcext:value-type="float">
            <text:p>0.0174438</text:p>
          </table:table-cell>
          <table:table-cell table:number-columns-repeated="2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85649" calcext:value-type="float">
            <text:p>0.0185649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6514" calcext:value-type="float">
            <text:p>0.0196514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ygrip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orce</text:p>
          </table:table-cell>
          <table:table-cell table:number-columns-repeated="2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478534" calcext:value-type="float">
            <text:p>0.00478534</text:p>
          </table:table-cell>
          <table:table-cell table:number-columns-repeated="2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797271" calcext:value-type="float">
            <text:p>0.00797271</text:p>
          </table:table-cell>
          <table:table-cell table:number-columns-repeated="2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02864" calcext:value-type="float">
            <text:p>0.0102864</text:p>
          </table:table-cell>
          <table:table-cell table:number-columns-repeated="2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21228" calcext:value-type="float">
            <text:p>0.0121228</text:p>
          </table:table-cell>
          <table:table-cell table:number-columns-repeated="2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36648" calcext:value-type="float">
            <text:p>0.0136648</text:p>
          </table:table-cell>
          <table:table-cell table:number-columns-repeated="2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5026" calcext:value-type="float">
            <text:p>0.015026</text:p>
          </table:table-cell>
          <table:table-cell table:number-columns-repeated="2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62724" calcext:value-type="float">
            <text:p>0.0162724</text:p>
          </table:table-cell>
          <table:table-cell table:number-columns-repeated="2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74438" calcext:value-type="float">
            <text:p>0.0174438</text:p>
          </table:table-cell>
          <table:table-cell table:number-columns-repeated="2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85649" calcext:value-type="float">
            <text:p>0.0185649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6514" calcext:value-type="float">
            <text:p>0.0196514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7:41:59.234216522</meta:creation-date>
    <dc:date>2025-10-19T18:55:37.897956931</dc:date>
    <meta:editing-duration>PT38M6S</meta:editing-duration>
    <meta:editing-cycles>3</meta:editing-cycles>
    <meta:generator>LibreOffice/25.2.6.2$Linux_X86_64 LibreOffice_project/40d1a0e1d5bdf1afaeae24d9ece32bbb00fa66a4</meta:generator>
    <meta:document-statistic meta:table-count="1" meta:cell-count="442" meta:object-count="0"/>
  </office:meta>
</office:document-meta>
</file>